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7">
            <text:p>27.000</text:p>
          </table:table-cell>
          <table:table-cell office:value-type="float" office:value="10">
            <text:p>10</text:p>
          </table:table-cell>
          <table:table-cell table:formula="of:=[.C3]*1.01" office:value-type="float" office:value="29.8247973861025">
            <text:p>29.8248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3.0203250935695">
            <text:p>23.0203</text:p>
          </table:table-cell>
          <table:table-cell table:style-name="ce7" office:value-type="float" office:value="7.93">
            <text:p>7.93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75965345451085">
            <text:p>8.7597</text:p>
          </table:table-cell>
          <table:table-cell table:style-name="ce7" office:value-type="float" office:value="7.968">
            <text:p>7.968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8.80162909527648">
            <text:p>8.8016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7">
            <text:p>27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9.5295023624777">
            <text:p>29.5295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2.7924010827421">
            <text:p>22.7924</text:p>
          </table:table-cell>
          <table:table-cell table:style-name="ce8" table:formula="of:=[.V2]" office:value-type="float" office:value="7.93">
            <text:p>7.93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67292421238698">
            <text:p>8.6729</text:p>
          </table:table-cell>
          <table:table-cell table:style-name="ce8" table:formula="of:=[.Y2]" office:value-type="float" office:value="7.968">
            <text:p>7.968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8.71448425274899">
            <text:p>8.7145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7">
            <text:p>27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9.2371310519582">
            <text:p>29.2371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2.5667337452892">
            <text:p>22.5667</text:p>
          </table:table-cell>
          <table:table-cell table:style-name="ce8" table:formula="of:=[.V3]" office:value-type="float" office:value="7.93">
            <text:p>7.93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58705367563068">
            <text:p>8.5871</text:p>
          </table:table-cell>
          <table:table-cell table:style-name="ce8" table:formula="of:=[.Y3]" office:value-type="float" office:value="7.968">
            <text:p>7.968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8.62820223044454">
            <text:p>8.628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7">
            <text:p>27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.9476545068893">
            <text:p>28.9477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2.3433007379101">
            <text:p>22.3433</text:p>
          </table:table-cell>
          <table:table-cell table:style-name="ce8" table:formula="of:=[.V4]" office:value-type="float" office:value="7.93">
            <text:p>7.93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50203334220859">
            <text:p>8.5020</text:p>
          </table:table-cell>
          <table:table-cell table:style-name="ce8" table:formula="of:=[.Y4]" office:value-type="float" office:value="7.968">
            <text:p>7.968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8.54277448558865">
            <text:p>8.5428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7">
            <text:p>27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.661044066227">
            <text:p>28.6610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2.1220799385248">
            <text:p>22.1221</text:p>
          </table:table-cell>
          <table:table-cell table:style-name="ce8" table:formula="of:=[.V5]" office:value-type="float" office:value="7.93">
            <text:p>7.93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41785479426593">
            <text:p>8.4179</text:p>
          </table:table-cell>
          <table:table-cell table:style-name="ce8" table:formula="of:=[.Y5]" office:value-type="float" office:value="7.968">
            <text:p>7.968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8.45819255998877">
            <text:p>8.4582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7">
            <text:p>27.0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8.3772713527">
            <text:p>28.377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1.903049444084">
            <text:p>21.9030</text:p>
          </table:table-cell>
          <table:table-cell table:style-name="ce8" table:formula="of:=[.V6]" office:value-type="float" office:value="7.93">
            <text:p>7.93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8.334509697293">
            <text:p>8.3345</text:p>
          </table:table-cell>
          <table:table-cell table:style-name="ce8" table:formula="of:=[.Y6]" office:value-type="float" office:value="7.968">
            <text:p>7.968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8.3744480791968">
            <text:p>8.374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7">
            <text:p>27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09630827">
            <text:p>28.096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1.6861875684">
            <text:p>21.6862</text:p>
          </table:table-cell>
          <table:table-cell table:style-name="ce8" table:formula="of:=[.V7]" office:value-type="float" office:value="7.93">
            <text:p>7.93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8.2519897993">
            <text:p>8.2520</text:p>
          </table:table-cell>
          <table:table-cell table:style-name="ce8" table:formula="of:=[.Y7]" office:value-type="float" office:value="7.968">
            <text:p>7.968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8.29153275168">
            <text:p>8.2915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7">
            <text:p>27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.818127">
            <text:p>27.8181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1.47147284">
            <text:p>21.4715</text:p>
          </table:table-cell>
          <table:table-cell table:style-name="ce8" table:formula="of:=[.V8]" office:value-type="float" office:value="7.93">
            <text:p>7.93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8.17028693">
            <text:p>8.1703</text:p>
          </table:table-cell>
          <table:table-cell table:style-name="ce8" table:formula="of:=[.Y8]" office:value-type="float" office:value="7.968">
            <text:p>7.968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8.209438368">
            <text:p>8.209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7">
            <text:p>27.0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7.5427">
            <text:p>27.5427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1.258884">
            <text:p>21.2589</text:p>
          </table:table-cell>
          <table:table-cell table:style-name="ce8" table:formula="of:=[.V9]" office:value-type="float" office:value="7.93">
            <text:p>7.93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8.089393">
            <text:p>8.0894</text:p>
          </table:table-cell>
          <table:table-cell table:style-name="ce8" table:formula="of:=[.Y9]" office:value-type="float" office:value="7.968">
            <text:p>7.968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8.1281568">
            <text:p>8.128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7">
            <text:p>27.0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7.27">
            <text:p>27.2700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1.0484">
            <text:p>21.0484</text:p>
          </table:table-cell>
          <table:table-cell table:style-name="ce8" table:formula="of:=[.V10]" office:value-type="float" office:value="7.93">
            <text:p>7.93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8.0093">
            <text:p>8.0093</text:p>
          </table:table-cell>
          <table:table-cell table:style-name="ce8" table:formula="of:=[.Y10]" office:value-type="float" office:value="7.968">
            <text:p>7.968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8.04768">
            <text:p>8.047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7">
            <text:p>27.0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7">
            <text:p>27.00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0.84">
            <text:p>20.8400</text:p>
          </table:table-cell>
          <table:table-cell table:style-name="ce8" table:formula="of:=[.V11]" office:value-type="float" office:value="7.93">
            <text:p>7.93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93">
            <text:p>7.9300</text:p>
          </table:table-cell>
          <table:table-cell table:style-name="ce8" table:formula="of:=[.Y11]" office:value-type="float" office:value="7.968">
            <text:p>7.968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7.968">
            <text:p>7.968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7">
            <text:p>27.0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6.7326732673267">
            <text:p>26.7327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0.84">
            <text:p>20.84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0.6336633663366">
            <text:p>20.6337</text:p>
          </table:table-cell>
          <table:table-cell table:style-name="ce8" table:formula="of:=[.V12]" office:value-type="float" office:value="7.93">
            <text:p>7.93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85148514851485">
            <text:p>7.8515</text:p>
          </table:table-cell>
          <table:table-cell table:style-name="ce8" table:formula="of:=[.Y12]" office:value-type="float" office:value="7.968">
            <text:p>7.968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7.88910891089109">
            <text:p>7.8891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7">
            <text:p>27.0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6.4679933339869">
            <text:p>26.4680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0.84">
            <text:p>20.84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0.4293696696402">
            <text:p>20.4294</text:p>
          </table:table-cell>
          <table:table-cell table:style-name="ce8" table:formula="of:=[.V13]" office:value-type="float" office:value="7.93">
            <text:p>7.93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77374767179688">
            <text:p>7.7737</text:p>
          </table:table-cell>
          <table:table-cell table:style-name="ce8" table:formula="of:=[.Y13]" office:value-type="float" office:value="7.968">
            <text:p>7.968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7.81099892167435">
            <text:p>7.811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7">
            <text:p>27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2059339940464">
            <text:p>26.2059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0.2270986828121">
            <text:p>20.2271</text:p>
          </table:table-cell>
          <table:table-cell table:style-name="ce8" table:formula="of:=[.V14]" office:value-type="float" office:value="7.93">
            <text:p>7.93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69677987306622">
            <text:p>7.6968</text:p>
          </table:table-cell>
          <table:table-cell table:style-name="ce8" table:formula="of:=[.Y14]" office:value-type="float" office:value="7.968">
            <text:p>7.968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7.73366229868747">
            <text:p>7.7337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7">
            <text:p>27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.946469301036">
            <text:p>25.9465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0.0268303790219">
            <text:p>20.0268</text:p>
          </table:table-cell>
          <table:table-cell table:style-name="ce8" table:formula="of:=[.V15]" office:value-type="float" office:value="7.93">
            <text:p>7.93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62057413174873">
            <text:p>7.6206</text:p>
          </table:table-cell>
          <table:table-cell table:style-name="ce8" table:formula="of:=[.Y15]" office:value-type="float" office:value="7.968">
            <text:p>7.968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7.65709138483908">
            <text:p>7.657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7">
            <text:p>27.0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5.6895735653822">
            <text:p>25.6896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19.8285449297246">
            <text:p>19.8285</text:p>
          </table:table-cell>
          <table:table-cell table:style-name="ce8" table:formula="of:=[.V16]" office:value-type="float" office:value="7.93">
            <text:p>7.93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54512290272152">
            <text:p>7.5451</text:p>
          </table:table-cell>
          <table:table-cell table:style-name="ce8" table:formula="of:=[.Y16]" office:value-type="float" office:value="7.968">
            <text:p>7.968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7.58127859885057">
            <text:p>7.5813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7">
            <text:p>27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5.4352213518636">
            <text:p>25.4352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9.6322227026977">
            <text:p>19.6322</text:p>
          </table:table-cell>
          <table:table-cell table:style-name="ce8" table:formula="of:=[.V17]" office:value-type="float" office:value="7.93">
            <text:p>7.93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47041871556586">
            <text:p>7.4704</text:p>
          </table:table-cell>
          <table:table-cell table:style-name="ce8" table:formula="of:=[.Y17]" office:value-type="float" office:value="7.968">
            <text:p>7.968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7.50621643450552">
            <text:p>7.506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7">
            <text:p>27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1833874770927">
            <text:p>25.1834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9.4378442600967">
            <text:p>19.4378</text:p>
          </table:table-cell>
          <table:table-cell table:style-name="ce8" table:formula="of:=[.V18]" office:value-type="float" office:value="7.93">
            <text:p>7.93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39645417382758">
            <text:p>7.3965</text:p>
          </table:table-cell>
          <table:table-cell table:style-name="ce8" table:formula="of:=[.Y18]" office:value-type="float" office:value="7.968">
            <text:p>7.968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7.43189745990646">
            <text:p>7.431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7">
            <text:p>27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.9340470070224">
            <text:p>24.934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9.2453903565314">
            <text:p>19.2454</text:p>
          </table:table-cell>
          <table:table-cell table:style-name="ce8" table:formula="of:=[.V19]" office:value-type="float" office:value="7.93">
            <text:p>7.93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32322195428474">
            <text:p>7.3232</text:p>
          </table:table-cell>
          <table:table-cell table:style-name="ce8" table:formula="of:=[.Y19]" office:value-type="float" office:value="7.968">
            <text:p>7.968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7.35831431673906">
            <text:p>7.3583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7">
            <text:p>27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.6871752544777">
            <text:p>24.6872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9.0548419371598">
            <text:p>19.0548</text:p>
          </table:table-cell>
          <table:table-cell table:style-name="ce8" table:formula="of:=[.V20]" office:value-type="float" office:value="7.93">
            <text:p>7.93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7.25071480622251">
            <text:p>7.2507</text:p>
          </table:table-cell>
          <table:table-cell table:style-name="ce8" table:formula="of:=[.Y20]" office:value-type="float" office:value="7.968">
            <text:p>7.968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7.28545971954363">
            <text:p>7.2855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7">
            <text:p>27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4.4427477767105">
            <text:p>24.4427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8.8661801358018">
            <text:p>18.8662</text:p>
          </table:table-cell>
          <table:table-cell table:style-name="ce8" table:formula="of:=[.V21]" office:value-type="float" office:value="7.93">
            <text:p>7.93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7.17892555071536">
            <text:p>7.1789</text:p>
          </table:table-cell>
          <table:table-cell table:style-name="ce8" table:formula="of:=[.Y21]" office:value-type="float" office:value="7.968">
            <text:p>7.968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7.21332645499369">
            <text:p>7.213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6.93">
            <text:p>26.930</text:p>
          </table:table-cell>
          <table:table-cell office:value-type="float" office:value="10">
            <text:p>10</text:p>
          </table:table-cell>
          <table:table-cell table:formula="of:=[.C26]*1.01" office:value-type="float" office:value="29.7474738373237">
            <text:p>29.7475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1677296879073">
            <text:p>1.1168</text:p>
          </table:table-cell>
          <table:table-cell table:style-name="ce7" office:value-type="float" office:value="1.005">
            <text:p>1.00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11014523603826">
            <text:p>1.1101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26.93">
            <text:p>26.9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9.4529443933898">
            <text:p>29.4529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0571581068389">
            <text:p>1.1057</text:p>
          </table:table-cell>
          <table:table-cell table:style-name="ce8" table:formula="of:=[.Y25]" office:value-type="float" office:value="1.005">
            <text:p>1.00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09915369904778">
            <text:p>1.099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26.93">
            <text:p>26.9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9.1613310825642">
            <text:p>29.1613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09476812938999">
            <text:p>1.0948</text:p>
          </table:table-cell>
          <table:table-cell table:style-name="ce8" table:formula="of:=[.Y26]" office:value-type="float" office:value="1.005">
            <text:p>1.00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08827098915622">
            <text:p>1.088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26.93">
            <text:p>26.9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8.8726050322418">
            <text:p>28.8726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8392884098019">
            <text:p>1.0839</text:p>
          </table:table-cell>
          <table:table-cell table:style-name="ce8" table:formula="of:=[.Y27]" office:value-type="float" office:value="1.005">
            <text:p>1.00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07749602886755">
            <text:p>1.0775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26.93">
            <text:p>26.9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8.5867376556849">
            <text:p>28.5867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7319687225761">
            <text:p>1.0732</text:p>
          </table:table-cell>
          <table:table-cell table:style-name="ce8" table:formula="of:=[.Y28]" office:value-type="float" office:value="1.005">
            <text:p>1.00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06682775135401">
            <text:p>1.06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26.93">
            <text:p>26.93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28.303700649193">
            <text:p>28.3037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625711606511">
            <text:p>1.0626</text:p>
          </table:table-cell>
          <table:table-cell table:style-name="ce8" table:formula="of:=[.Y29]" office:value-type="float" office:value="1.005">
            <text:p>1.00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0562651003505">
            <text:p>1.056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26.93">
            <text:p>26.9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8.0234659893">
            <text:p>28.0235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5205065411">
            <text:p>1.0521</text:p>
          </table:table-cell>
          <table:table-cell table:style-name="ce8" table:formula="of:=[.Y30]" office:value-type="float" office:value="1.005">
            <text:p>1.00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04580703005">
            <text:p>1.045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26.93">
            <text:p>26.9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7.74600593">
            <text:p>27.7460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41634311">
            <text:p>1.0416</text:p>
          </table:table-cell>
          <table:table-cell table:style-name="ce8" table:formula="of:=[.Y31]" office:value-type="float" office:value="1.005">
            <text:p>1.00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035452505">
            <text:p>1.035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26.93">
            <text:p>26.9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7.471293">
            <text:p>27.4713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313211">
            <text:p>1.0313</text:p>
          </table:table-cell>
          <table:table-cell table:style-name="ce8" table:formula="of:=[.Y32]" office:value-type="float" office:value="1.005">
            <text:p>1.00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0252005">
            <text:p>1.025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26.93">
            <text:p>26.9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7.1993">
            <text:p>27.1993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2111">
            <text:p>1.0211</text:p>
          </table:table-cell>
          <table:table-cell table:style-name="ce8" table:formula="of:=[.Y33]" office:value-type="float" office:value="1.005">
            <text:p>1.00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01505">
            <text:p>1.015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26.93">
            <text:p>26.93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26.93">
            <text:p>26.930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11">
            <text:p>1.0110</text:p>
          </table:table-cell>
          <table:table-cell table:style-name="ce8" table:formula="of:=[.Y34]" office:value-type="float" office:value="1.005">
            <text:p>1.00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005">
            <text:p>1.0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26.93">
            <text:p>26.93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26.6633663366337">
            <text:p>26.6634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11">
            <text:p>1.0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009900990099">
            <text:p>1.0010</text:p>
          </table:table-cell>
          <table:table-cell table:style-name="ce8" table:formula="of:=[.Y35]" office:value-type="float" office:value="1.005">
            <text:p>1.00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995049504950495">
            <text:p>0.995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26.93">
            <text:p>26.93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26.3993726105284">
            <text:p>26.3994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11">
            <text:p>1.0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991079305950397">
            <text:p>0.9911</text:p>
          </table:table-cell>
          <table:table-cell table:style-name="ce8" table:formula="of:=[.Y36]" office:value-type="float" office:value="1.005">
            <text:p>1.00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985197529653955">
            <text:p>0.985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26.93">
            <text:p>26.9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6.1379926836915">
            <text:p>26.1380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81266639554849">
            <text:p>0.9813</text:p>
          </table:table-cell>
          <table:table-cell table:style-name="ce8" table:formula="of:=[.Y37]" office:value-type="float" office:value="1.005">
            <text:p>1.00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975443098667282">
            <text:p>0.9754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26.93">
            <text:p>26.9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5.8792006769222">
            <text:p>25.8792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71551128272127">
            <text:p>0.9716</text:p>
          </table:table-cell>
          <table:table-cell table:style-name="ce8" table:formula="of:=[.Y38]" office:value-type="float" office:value="1.005">
            <text:p>1.00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96578524620523">
            <text:p>0.965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26.93">
            <text:p>26.93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25.6229709672497">
            <text:p>25.6230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61931810170423">
            <text:p>0.9619</text:p>
          </table:table-cell>
          <table:table-cell table:style-name="ce8" table:formula="of:=[.Y39]" office:value-type="float" office:value="1.005">
            <text:p>1.00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956223016044782">
            <text:p>0.956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26.93">
            <text:p>26.9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5.3692781853958">
            <text:p>25.3693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52407732842003">
            <text:p>0.9524</text:p>
          </table:table-cell>
          <table:table-cell table:style-name="ce8" table:formula="of:=[.Y40]" office:value-type="float" office:value="1.005">
            <text:p>1.00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946755461430477">
            <text:p>0.9468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26.93">
            <text:p>26.9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5.1180972132632">
            <text:p>25.118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42977953308914">
            <text:p>0.9430</text:p>
          </table:table-cell>
          <table:table-cell table:style-name="ce8" table:formula="of:=[.Y41]" office:value-type="float" office:value="1.005">
            <text:p>1.00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937381644980671">
            <text:p>0.937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26.93">
            <text:p>26.9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4.8694031814487">
            <text:p>24.8694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33641537929618">
            <text:p>0.9336</text:p>
          </table:table-cell>
          <table:table-cell table:style-name="ce8" table:formula="of:=[.Y42]" office:value-type="float" office:value="1.005">
            <text:p>1.00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928100638594724">
            <text:p>0.928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26.93">
            <text:p>26.9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4.6231714667809">
            <text:p>24.623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24397562306552">
            <text:p>0.9244</text:p>
          </table:table-cell>
          <table:table-cell table:style-name="ce8" table:formula="of:=[.Y43]" office:value-type="float" office:value="1.005">
            <text:p>1.00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918911523361112">
            <text:p>0.918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26.93">
            <text:p>26.9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4.379377689882">
            <text:p>24.379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15245111194606">
            <text:p>0.9152</text:p>
          </table:table-cell>
          <table:table-cell table:style-name="ce8" table:formula="of:=[.Y44]" office:value-type="float" office:value="1.005">
            <text:p>1.00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909813389466448">
            <text:p>0.90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3.919">
            <text:p>3.919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4.32901410948651">
            <text:p>4.3290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3.919">
            <text:p>3.919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4.28615258365001">
            <text:p>4.2862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3.919">
            <text:p>3.919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4.24371542935645">
            <text:p>4.2437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3.919">
            <text:p>3.919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4.20169844490737">
            <text:p>4.201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3.919">
            <text:p>3.919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4.16009747020532">
            <text:p>4.160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3.919">
            <text:p>3.919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4.1189083863419">
            <text:p>4.1189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3.919">
            <text:p>3.919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4.07812711519">
            <text:p>4.0781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3.919">
            <text:p>3.919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4.037749619">
            <text:p>4.0377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3.919">
            <text:p>3.919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.9977719">
            <text:p>3.9978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3.919">
            <text:p>3.919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.95819">
            <text:p>3.9582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3.919">
            <text:p>3.919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.919">
            <text:p>3.919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3.919">
            <text:p>3.919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.88019801980198">
            <text:p>3.880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3.919">
            <text:p>3.919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.84178021762572">
            <text:p>3.841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3.919">
            <text:p>3.919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.80374278972844">
            <text:p>3.8037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3.919">
            <text:p>3.919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.76608197002816">
            <text:p>3.766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3.919">
            <text:p>3.919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.72879402973085">
            <text:p>3.728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3.919">
            <text:p>3.919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.69187527696124">
            <text:p>3.691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3.919">
            <text:p>3.919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.65532205639726">
            <text:p>3.6553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3.919">
            <text:p>3.919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.61913074890818">
            <text:p>3.619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3.919">
            <text:p>3.919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.58329777119622">
            <text:p>3.583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3.919">
            <text:p>3.919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.5478195754418">
            <text:p>3.547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715">
            <text:p>7.715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52215969754744">
            <text:p>8.5222</text:p>
          </table:table-cell>
          <table:table-cell table:style-name="ce7" office:value-type="float" office:value="3.995">
            <text:p>3.99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4.41296539101776">
            <text:p>4.4130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715">
            <text:p>7.715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43778187875984">
            <text:p>8.4378</text:p>
          </table:table-cell>
          <table:table-cell table:style-name="ce8" table:formula="of:=[.Y25]" office:value-type="float" office:value="3.995">
            <text:p>3.99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4.36927266437402">
            <text:p>4.369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715">
            <text:p>7.715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35423948392064">
            <text:p>8.3542</text:p>
          </table:table-cell>
          <table:table-cell table:style-name="ce8" table:formula="of:=[.Y26]" office:value-type="float" office:value="3.995">
            <text:p>3.99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4.32601253898418">
            <text:p>4.326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715">
            <text:p>7.715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27152424150558">
            <text:p>8.2715</text:p>
          </table:table-cell>
          <table:table-cell table:style-name="ce8" table:formula="of:=[.Y27]" office:value-type="float" office:value="3.995">
            <text:p>3.99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4.28318073166751">
            <text:p>4.2832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715">
            <text:p>7.715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18962796188672">
            <text:p>8.1896</text:p>
          </table:table-cell>
          <table:table-cell table:style-name="ce8" table:formula="of:=[.Y28]" office:value-type="float" office:value="3.995">
            <text:p>3.99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4.240773001651">
            <text:p>4.240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715">
            <text:p>7.715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1085425365215">
            <text:p>8.1085</text:p>
          </table:table-cell>
          <table:table-cell table:style-name="ce8" table:formula="of:=[.Y29]" office:value-type="float" office:value="3.995">
            <text:p>3.99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4.1987851501495">
            <text:p>4.1988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715">
            <text:p>7.715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02825993715">
            <text:p>8.0283</text:p>
          </table:table-cell>
          <table:table-cell table:style-name="ce8" table:formula="of:=[.Y30]" office:value-type="float" office:value="3.995">
            <text:p>3.99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4.15721301995">
            <text:p>4.1572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715">
            <text:p>7.715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7.948772215">
            <text:p>7.9488</text:p>
          </table:table-cell>
          <table:table-cell table:style-name="ce8" table:formula="of:=[.Y31]" office:value-type="float" office:value="3.995">
            <text:p>3.99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4.116052495">
            <text:p>4.116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715">
            <text:p>7.715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7.8700715">
            <text:p>7.8701</text:p>
          </table:table-cell>
          <table:table-cell table:style-name="ce8" table:formula="of:=[.Y32]" office:value-type="float" office:value="3.995">
            <text:p>3.99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4.0752995">
            <text:p>4.075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715">
            <text:p>7.715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79215">
            <text:p>7.7922</text:p>
          </table:table-cell>
          <table:table-cell table:style-name="ce8" table:formula="of:=[.Y33]" office:value-type="float" office:value="3.995">
            <text:p>3.99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4.03495">
            <text:p>4.0350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715">
            <text:p>7.715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715">
            <text:p>7.7150</text:p>
          </table:table-cell>
          <table:table-cell table:style-name="ce8" table:formula="of:=[.Y34]" office:value-type="float" office:value="3.995">
            <text:p>3.99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3.995">
            <text:p>3.99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715">
            <text:p>7.715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63861386138614">
            <text:p>7.6386</text:p>
          </table:table-cell>
          <table:table-cell table:style-name="ce8" table:formula="of:=[.Y35]" office:value-type="float" office:value="3.995">
            <text:p>3.99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3.95544554455446">
            <text:p>3.9554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715">
            <text:p>7.715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5629840211744">
            <text:p>7.5630</text:p>
          </table:table-cell>
          <table:table-cell table:style-name="ce8" table:formula="of:=[.Y36]" office:value-type="float" office:value="3.995">
            <text:p>3.99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3.91628271738065">
            <text:p>3.9163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715">
            <text:p>7.715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48810299126178">
            <text:p>7.4881</text:p>
          </table:table-cell>
          <table:table-cell table:style-name="ce8" table:formula="of:=[.Y37]" office:value-type="float" office:value="3.995">
            <text:p>3.99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3.87750764097094">
            <text:p>3.8775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715">
            <text:p>7.715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41396335768493">
            <text:p>7.4140</text:p>
          </table:table-cell>
          <table:table-cell table:style-name="ce8" table:formula="of:=[.Y38]" office:value-type="float" office:value="3.995">
            <text:p>3.99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3.83911647620885">
            <text:p>3.8391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715">
            <text:p>7.715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34055777988607">
            <text:p>7.3406</text:p>
          </table:table-cell>
          <table:table-cell table:style-name="ce8" table:formula="of:=[.Y39]" office:value-type="float" office:value="3.995">
            <text:p>3.99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3.80110542198896">
            <text:p>3.8011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715">
            <text:p>7.715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26787898998621">
            <text:p>7.2679</text:p>
          </table:table-cell>
          <table:table-cell table:style-name="ce8" table:formula="of:=[.Y40]" office:value-type="float" office:value="3.995">
            <text:p>3.99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3.76347071484056">
            <text:p>3.763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715">
            <text:p>7.715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19591979206555">
            <text:p>7.1959</text:p>
          </table:table-cell>
          <table:table-cell table:style-name="ce8" table:formula="of:=[.Y41]" office:value-type="float" office:value="3.995">
            <text:p>3.99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3.72620862855501">
            <text:p>3.726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715">
            <text:p>7.715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12467306145104">
            <text:p>7.1247</text:p>
          </table:table-cell>
          <table:table-cell table:style-name="ce8" table:formula="of:=[.Y42]" office:value-type="float" office:value="3.995">
            <text:p>3.99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3.68931547381684">
            <text:p>3.689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715">
            <text:p>7.715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05413174401093">
            <text:p>7.0541</text:p>
          </table:table-cell>
          <table:table-cell table:style-name="ce8" table:formula="of:=[.Y43]" office:value-type="float" office:value="3.995">
            <text:p>3.99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3.65278759783845">
            <text:p>3.6528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715">
            <text:p>7.715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6.98428885545637">
            <text:p>6.9843</text:p>
          </table:table-cell>
          <table:table-cell table:style-name="ce8" table:formula="of:=[.Y44]" office:value-type="float" office:value="3.995">
            <text:p>3.99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3.61662138399847">
            <text:p>3.616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2015／07／14</text:date>, <text:time>18:13:4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14T18:13:48.02</dc:date>
    <meta:editing-duration>P60DT10H13M27S</meta:editing-duration>
    <meta:editing-cycles>203</meta:editing-cycles>
    <meta:generator>OpenOffice/4.1.1$Win32 OpenOffice.org_project/411m6$Build-9775</meta:generator>
    <meta:document-statistic meta:table-count="9" meta:cell-count="4993" meta:object-count="0"/>
  </office:meta>
</office:document-meta>
</file>